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1" style:family="paragraph" style:parent-style-name="Haupttext" style:list-style-name="L1"/>
    <style:style style:name="P72" style:family="paragraph" style:parent-style-name="Haupttext" style:list-style-name="L1">
      <style:text-properties fo:font-size="10pt" fo:language="en" fo:country="GB" style:font-size-asian="10pt" style:font-size-complex="10pt"/>
    </style:style>
    <style:style style:name="P73"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4"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2">
      <style:text-properties fo:font-size="10pt" style:font-size-asian="10pt" style:font-size-complex="10pt"/>
    </style:style>
    <style:style style:name="P7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xternal Interface for the OSTC3 Dive-Computer</text:p>
      <text:p text:style-name="P65"/>
      <text:p text:style-name="P48">Date: 121216</text:p>
      <text:p text:style-name="Standard">Last Update: 140501</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29526603" text:style-name="L1">
        <text:list-item>
          <text:p text:style-name="P76">A command echo is send for <text:span text:style-name="T22">every</text:span> command</text:p>
        </text:list-item>
        <text:list-item>
          <text:p text:style-name="P72">Wait for answers/error bytes before starting new command!</text:p>
        </text:list-item>
        <text:list-item>
          <text:p text:style-name="P72">Keep COM port open until all transfers are done.</text:p>
        </text:list-item>
        <text:list-item>
          <text:p text:style-name="P71"><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2">Right button will abort COM mode when in idle loop.</text:p>
        </text:list-item>
        <text:list-item>
          <text:p text:style-name="P72">OSTC3 sends a 0x4D if it's ready for a new command.</text:p>
        </text:list-item>
      </text:list>
      <text:p text:style-name="P40"/>
      <text:p text:style-name="P43">Starting the communications with the OSTC3:</text:p>
      <text:list xml:id="list29531525" text:style-name="L2">
        <text:list-item>
          <text:p text:style-name="P75">[Open COM Port]</text:p>
        </text:list-item>
        <text:list-item>
          <text:p text:style-name="P75">Enter Download mode: 0xBB </text:p>
        </text:list-item>
        <text:list-item>
          <text:p text:style-name="P75">Answer from OSTC3:</text:p>
        </text:list-item>
        <text:list-item>
          <text:p text:style-name="P75"><text:s/>0xBB (Command Echo)</text:p>
        </text:list-item>
        <text:list-item>
          <text:p text:style-name="P75"><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text:soft-page-break/></text:p>
      <text:p text:style-name="P38"/>
      <text:p text:style-name="P38">command 0x61 („a“): download all 256 dive headers from the OSTC3</text:p>
      <text:p text:style-name="P36">Output OSTC3:</text:p>
      <text:list xml:id="list31225072" text:continue-numbering="true" text:style-name="L2">
        <text:list-item>
          <text:p text:style-name="P73"><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5">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5">Note 1: Depth in meters = Depth in mbar*<text:span text:style-name="T25">g</text:span><text:span text:style-name="T24">0</text:span>/1000 (<text:span text:style-name="T25">g</text:span><text:span text:style-name="T24">0</text:span>=9,80665m/s<text:span text:style-name="T23">2</text:span>)</text:p>
      <text:p text:style-name="P55">Note 2: “First Gas” always has change depth = 0m, <text:span text:style-name="T7">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unused</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6-10)</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29506668" text:style-name="L3">
        <text:list-item>
          <text:p text:style-name="P77">EventByte (s)</text:p>
        </text:list-item>
        <text:list-item>
          <text:p text:style-name="P77">ManualGasSet: new values for Gas 6 (2 bytes: byte1=O2%, byte2=He%)</text:p>
        </text:list-item>
        <text:list-item>
          <text:p text:style-name="P77">Gas Change (1 byte: current Gas#)</text:p>
        </text:list-item>
        <text:list-item>
          <text:p text:style-name="P78">SetPoint Change (1Byte: new SetPoint in cbar)</text:p>
        </text:list-item>
        <text:list-item>
          <text:p text:style-name="P69">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31217202" text:continue-numbering="true" text:style-name="L3">
              <text:list-header>
                <text:p text:style-name="P78">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4"/>
      <text:p text:style-name="P36">For calculation of the available information the following rules apply:</text:p>
      <text:list xml:id="list29510917" text:style-name="L4">
        <text:list-item>
          <text:p text:style-name="P74">First sample# is 1</text:p>
        </text:list-item>
        <text:list-item>
          <text:p text:style-name="P74">if divisor == 0 the information will never appear</text:p>
        </text:list-item>
        <text:list-item>
          <text:p text:style-name="P74">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3"/>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4"/>
      <text:p text:style-name="P66">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6"/>
      <text:p text:style-name="P68">Command 0x77 and 0x72: Read/Write Settings:</text:p>
      <text:p text:style-name="P56"/>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5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text:soft-page-break/></text:p>
      <text:p text:style-name="P67">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6</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creation-date>2011-06-13T08:39:00Z</meta:creation-date>
    <dc:date>2014-05-02T11:06:56.70</dc:date>
    <meta:editing-cycles>80</meta:editing-cycles>
    <meta:editing-duration>PT25H13M45S</meta:editing-duration>
    <meta:print-date>2014-05-02T09:38:19.44</meta:print-date>
    <meta:printed-by>mh </meta:printed-by>
    <meta:document-statistic meta:table-count="5" meta:image-count="0" meta:object-count="0" meta:page-count="11" meta:paragraph-count="724" meta:word-count="3036" meta:character-count="16804"/>
    <dc:creator>mh </dc:creator>
    <meta:template xlink:type="simple" xlink:actuate="onRequest" xlink:title="" xlink:href="../../../frog/docu/frog_interface.odt/Normal.dotm"/>
  </office:meta>
</office:document-meta>
</file>